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977f9" officeooo:paragraph-rsid="003c84d1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89f98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etecknaLowerCase1" officeooo:rsid="001290e9" officeooo:paragraph-rsid="00389f98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977f9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c12e1"/>
    </style:style>
    <style:style style:name="P9" style:family="paragraph" style:parent-style-name="Text_20_body">
      <style:paragraph-properties fo:text-align="end" style:justify-single-word="false"/>
      <style:text-properties officeooo:paragraph-rsid="0036e15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f90ff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3977f9" style:font-size-complex="10pt"/>
    </style:style>
    <style:style style:name="T6" style:family="text">
      <style:text-properties fo:text-transform="lowercase" fo:font-size="48pt" officeooo:rsid="003977f9" style:font-size-asian="48pt" style:font-size-complex="48pt"/>
    </style:style>
    <style:style style:name="T7" style:family="text">
      <style:text-properties fo:text-transform="lowercase" officeooo:rsid="003977f9" style:font-size-complex="2pt"/>
    </style:style>
    <style:style style:name="T8" style:family="text">
      <style:text-properties officeooo:rsid="003977f9"/>
    </style:style>
    <style:style style:name="T9" style:family="text">
      <style:text-properties officeooo:rsid="001a7abf"/>
    </style:style>
    <style:style style:name="T10" style:family="text">
      <style:text-properties officeooo:rsid="003a9e69"/>
    </style:style>
    <style:style style:name="T11" style:family="text">
      <style:text-properties officeooo:rsid="001f5956"/>
    </style:style>
    <style:style style:name="T12" style:family="text">
      <style:text-properties style:font-name="BetecknaLowerCase1" fo:font-size="96pt" style:font-size-asian="96pt" style:font-size-complex="96pt"/>
    </style:style>
    <style:style style:name="T13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664cm" svg:height="6.111cm" svg:x="2.032cm" svg:y="1.579cm">
        <draw:text-box>
          <text:p><text:span text:style-name="T12">k</text:span></text:p>
        </draw:text-box>
      </draw:frame>
      <draw:frame text:anchor-type="page" text:anchor-page-number="1" draw:z-index="1" draw:style-name="gr2" draw:text-style-name="P12" svg:width="0.287cm" svg:height="0.579cm" svg:x="4.673cm" svg:y="4.745cm">
        <draw:text-box>
          <text:p><text:span text:style-name="T13">2</text:span></text:p>
        </draw:text-box>
      </draw:frame>
      <draw:frame text:anchor-type="page" text:anchor-page-number="1" draw:z-index="2" draw:style-name="gr2" draw:text-style-name="P12" svg:width="0.237cm" svg:height="0.579cm" svg:x="2.406cm" svg:y="4.244cm">
        <draw:text-box>
          <text:p><text:span text:style-name="T13">1</text:span></text:p>
        </draw:text-box>
      </draw:frame>
      <draw:line text:anchor-type="page" text:anchor-page-number="1" draw:z-index="3" draw:style-name="gr3" draw:text-style-name="P13" svg:x1="2.955cm" svg:y1="3.48cm" svg:x2="2.946cm" svg:y2="5.96cm">
        <text:p/>
      </draw:line>
      <draw:line text:anchor-type="page" text:anchor-page-number="1" draw:z-index="4" draw:style-name="gr4" draw:text-style-name="P13" svg:x1="4.759cm" svg:y1="4.618cm" svg:x2="4.136cm" svg:y2="5.248cm">
        <text:p/>
      </draw:line>
      <draw:line text:anchor-type="page" text:anchor-page-number="1" draw:z-index="5" draw:style-name="gr5" draw:text-style-name="P13" svg:x1="4.923cm" svg:y1="5.98cm" svg:x2="4.136cm" svg:y2="5.214cm">
        <text:p/>
      </draw:line>
      <text:p text:style-name="P4">LATIN <text:span text:style-name="T3">SMALL</text:span> LETTER <text:span text:style-name="T8">K</text:span></text:p>
      <text:p text:style-name="P5">Das <text:span text:style-name="T3">kleine</text:span> <text:span text:style-name="T8">Ka</text:span></text:p>
      <text:p text:style-name="P1"/>
      <text:p text:style-name="P2"><text:span text:style-name="T10">kalt </text:span><text:span text:style-name="T2">•</text:span><text:span text:style-name="T9"> </text:span>kaputt<text:span text:style-name="T10"> </text:span><text:span text:style-name="T2">•</text:span><text:span text:style-name="T9"> klein</text:span><text:bookmark-start text:name="__DdeLink__279_605185951"/><text:span text:style-name="T9"> </text:span><text:span text:style-name="T2">•</text:span><text:span text:style-name="T9"> </text:span><text:bookmark-end text:name="__DdeLink__279_605185951"/><text:span text:style-name="T9">krank </text:span><text:span text:style-name="T2">•</text:span><text:span text:style-name="T9"> kommen </text:span><text:span text:style-name="T2">•</text:span><text:span text:style-name="T9"> kennen </text:span><text:span text:style-name="T2">•</text:span><text:span text:style-name="T9"> kurz </text:span><text:span text:style-name="T2">•</text:span><text:span text:style-name="T9"> kaufen</text:span></text:p>
      <text:p text:style-name="P9"><text:span text:style-name="Outline_5f_very_5f_large"><text:span text:style-name="T5">kkkkkkk</text:span></text:span></text:p>
      <text:p text:style-name="P3"><text:span text:style-name="Outline_5f_large"><text:span text:style-name="T6">kkkkkkkkkkkkkkkkkkkk</text:span></text:span></text:p>
      <text:p text:style-name="P6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8"><text:span text:style-name="Outline"><text:span text:style-name="T7">kkkkkkkkkkkkkkkkkkkkkkkkkkkkkkkkkkkkkkkk</text:span></text:span></text:p>
      <text:p text:style-name="P7"><draw:line text:anchor-type="paragraph" draw:z-index="6" draw:style-name="gr6" draw:text-style-name="P14" svg:x1="0cm" svg:y1="0.319cm" svg:x2="17cm" svg:y2="0.319cm"><text:p/></draw:line><draw:line text:anchor-type="paragraph" draw:z-index="7" draw:style-name="gr6" draw:text-style-name="P14" svg:x1="0cm" svg:y1="0.72cm" svg:x2="17cm" svg:y2="0.72cm"><text:p/></draw:line><draw:line text:anchor-type="paragraph" draw:z-index="8" draw:style-name="gr6" draw:text-style-name="P14" svg:x1="0cm" svg:y1="0.921cm" svg:x2="17cm" svg:y2="0.921cm"><text:p/></draw:line><draw:line text:anchor-type="paragraph" draw:z-index="9" draw:style-name="gr6" draw:text-style-name="P14" svg:x1="0cm" svg:y1="0.52cm" svg:x2="17cm" svg:y2="0.52cm"><text:p/></draw:line><text:span text:style-name="Outline"><text:span text:style-name="T4">k</text:span></text:span></text:p>
      <text:p text:style-name="P7"><draw:line text:anchor-type="paragraph" draw:z-index="10" draw:style-name="gr6" draw:text-style-name="P14" svg:x1="0cm" svg:y1="0.319cm" svg:x2="17cm" svg:y2="0.319cm"><text:p/></draw:line><draw:line text:anchor-type="paragraph" draw:z-index="11" draw:style-name="gr6" draw:text-style-name="P14" svg:x1="0cm" svg:y1="0.921cm" svg:x2="17cm" svg:y2="0.921cm"><text:p/></draw:line><text:span text:style-name="Outline"><text:span text:style-name="T4">k</text:span></text:span></text:p>
      <text:p text:style-name="P10"><text:span text:style-name="T1">©</text:span> Copyright 2016 Stephan Kreutzer, <text:span text:style-name="T1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6:59.476893824</dc:date>
    <dc:creator>Stephan Kreutzer</dc:creator>
    <meta:editing-duration>PT2H32M29S</meta:editing-duration>
    <meta:editing-cycles>5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6" meta:character-count="812" meta:non-whitespace-character-count="777"/>
  </office:meta>
</office:document-meta>
</file>